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14:45:29.03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.M2$Windows_X86_64 LibreOffice_project/f6279c039cce8cafb7812786a45625c4dcfb926f</meta:generator>
  </office:meta>
</office:document-meta>
</file>